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3.418cm"/>
    </style:style>
    <style:style style:name="co7" style:family="table-column">
      <style:table-column-properties fo:break-before="auto" style:column-width="2.72cm"/>
    </style:style>
    <style:style style:name="co8" style:family="table-column">
      <style:table-column-properties fo:break-before="auto" style:column-width="3.872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4.509cm"/>
    </style:style>
    <style:style style:name="co12" style:family="table-column">
      <style:table-column-properties fo:break-before="auto" style:column-width="3.66cm"/>
    </style:style>
    <style:style style:name="co13" style:family="table-column">
      <style:table-column-properties fo:break-before="auto" style:column-width="4.538cm"/>
    </style:style>
    <style:style style:name="co14" style:family="table-column">
      <style:table-column-properties fo:break-before="auto" style:column-width="4.35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7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1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Ônibus</text:p>
          </table:table-cell>
          <table:covered-table-cell table:number-columns-repeated="2" table:style-name="ce3"/>
          <table:covered-table-cell table:style-name="ce4"/>
          <table:table-cell table:style-name="ce6" office:value-type="string" calcext:value-type="string">
            <text:p>Alocado</text:p>
          </table:table-cell>
          <table:table-cell table:style-name="ce1" office:value-type="string" calcext:value-type="string" table:number-columns-spanned="3" table:number-rows-spanned="1">
            <text:p>Linha</text:p>
          </table:table-cell>
          <table:covered-table-cell table:style-name="ce3"/>
          <table:covered-table-cell table:style-name="ce4"/>
          <table:table-cell table:style-name="ce1" office:value-type="string" calcext:value-type="string" table:number-columns-spanned="3" table:number-rows-spanned="1">
            <text:p>Percorre</text:p>
          </table:table-cell>
          <table:covered-table-cell table:style-name="ce3"/>
          <table:covered-table-cell table:style-name="ce4"/>
          <table:table-cell table:style-name="ce1" office:value-type="string" calcext:value-type="string" table:number-columns-spanned="3" table:number-rows-spanned="1">
            <text:p>Ponto_de_Onibus</text:p>
          </table:table-cell>
          <table:covered-table-cell table:style-name="ce3"/>
          <table:covered-table-cell table:style-name="ce4"/>
          <table:table-cell table:style-name="ce1" office:value-type="string" calcext:value-type="string" table:number-columns-spanned="5" table:number-rows-spanned="1">
            <text:p>Endereco</text:p>
          </table:table-cell>
          <table:covered-table-cell table:number-columns-repeated="3" table:style-name="ce3"/>
          <table:covered-table-cell table:style-name="ce4"/>
          <table:table-cell table:style-name="ce1" office:value-type="string" calcext:value-type="string" table:number-columns-spanned="2" table:number-rows-spanned="1">
            <text:p>Client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Deixa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Chega</text:p>
          </table:table-cell>
          <table:covered-table-cell/>
          <table:table-cell table:style-name="ce1" office:value-type="string" calcext:value-type="string" table:number-columns-spanned="2" table:number-rows-spanned="1">
            <text:p>Entrega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ceb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Passa</text:p>
          </table:table-cell>
          <table:covered-table-cell table:style-name="ce4"/>
          <table:table-cell table:number-columns-repeated="99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laca</text:p>
          </table:table-cell>
          <table:table-cell table:style-name="ce2" office:value-type="string" calcext:value-type="string">
            <text:p>Qntd_Assentos</text:p>
          </table:table-cell>
          <table:table-cell table:style-name="ce2" office:value-type="string" calcext:value-type="string">
            <text:p>Data_Compra</text:p>
          </table:table-cell>
          <table:table-cell table:style-name="ce2" office:value-type="string" calcext:value-type="string">
            <office:annotation draw:style-name="gr1" draw:text-style-name="P2" svg:width="9.899cm" svg:height="1.508cm" svg:x="14.988cm" svg:y="1.349cm" draw:caption-point-x="-0.407cm" draw:caption-point-y="-0.81cm">
              <dc:date>2022-11-20T00:00:00</dc:date>
              <text:p text:style-name="P1"><text:span text:style-name="T1">https://random.limited/date-time-generator/</text:span></text:p>
              <text:p text:style-name="P1"><text:span text:style-name="T1"><text:tab/></text:span><text:span text:style-name="T1">-Arthur SM</text:span></text:p>
            </office:annotation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ata_Criaca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rdem</text:p>
          </table:table-cell>
          <table:table-cell table:style-name="ce2" office:value-type="string" calcext:value-type="string">
            <text:p>Ativ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Qntd_Assentos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Tipo_Via_Urbana</text:p>
          </table:table-cell>
          <table:table-cell table:style-name="ce2" office:value-type="string" calcext:value-type="string">
            <text:p>Nome_Via_Urban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ashcod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Hora</text:p>
          </table:table-cell>
          <table:table-cell table:number-columns-repeated="99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KB1530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date" office:date-value="2008-01-27" calcext:value-type="date">
            <text:p>2008-01-27</text:p>
          </table:table-cell>
          <table:table-cell table:style-name="ce7" office:value-type="date" office:date-value="2022-01-01T15:02:46" calcext:value-type="date">
            <text:p>2022-01-01 15:02: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O63</text:p>
          </table:table-cell>
          <table:table-cell table:style-name="ce9" office:value-type="date" office:date-value="2021-12-30" calcext:value-type="date">
            <text:p>30/12/20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Jardim da Penha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driano Fontana</text:p>
          </table:table-cell>
          <table:table-cell table:style-name="ce2" office:value-type="float" office:value="11111" calcext:value-type="float">
            <text:p>11111</text:p>
          </table:table-cell>
          <table:table-cell table:style-name="ce11" office:value-type="string" calcext:value-type="string">
            <text:p><text:a xlink:href="https://github.com/arthur-sm/BDDI_Nice_Transports/blob/master/images/Clientes/11-1-17.jpg?raw=true" xlink:type="simple">https://github.com/arthur-sm/BDDI_Nice_Transports/blob/master/images/Clientes/11-1-17.jpg?raw=true</text:a>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5:02:46" calcext:value-type="date">
            <text:p>17/11/2022 15:02:46</text:p>
          </table:table-cell>
          <table:table-cell table:style-name="ce2" office:value-type="float" office:value="1900" calcext:value-type="float">
            <text:p>1900</text:p>
          </table:table-cell>
          <table:table-cell table:style-name="ce12" office:value-type="date" office:date-value="2022-11-17T15:00:46" calcext:value-type="date">
            <text:p>17/11/2022 15:00:46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5:42:46" calcext:value-type="date">
            <text:p>17/11/2022 15:42:46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5:02:46" calcext:value-type="date">
            <text:p>17/11/2022 15:02:46</text:p>
          </table:table-cell>
          <table:table-cell table:style-name="ce2" office:value-type="float" office:value="101" calcext:value-type="float">
            <text:p>101</text:p>
          </table:table-cell>
          <table:table-cell table:style-name="ce12" office:value-type="date" office:date-value="2022-11-17T15:02:46" calcext:value-type="date">
            <text:p>17/11/2022 15:02:46</text:p>
          </table:table-cell>
          <table:table-cell table:number-columns-repeated="99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JF8291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date" office:date-value="2008-01-27" calcext:value-type="date">
            <text:p>2008-01-27</text:p>
          </table:table-cell>
          <table:table-cell table:style-name="ce7" office:value-type="date" office:date-value="2022-01-01T17:25:16" calcext:value-type="date">
            <text:p>2022-01-01 17:25: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70</text:p>
          </table:table-cell>
          <table:table-cell table:style-name="ce10" office:value-type="date" office:date-value="2021-12-31" calcext:value-type="date">
            <text:p>31/12/20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erra</text:p>
          </table:table-cell>
          <table:table-cell table:style-name="ce2" office:value-type="string" calcext:value-type="string">
            <text:p>Serra Dourada 2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float" office:value="22222" calcext:value-type="float">
            <text:p>22222</text:p>
          </table:table-cell>
          <table:table-cell table:style-name="ce11" office:value-type="string" calcext:value-type="string">
            <text:p><text:a xlink:href="https://github.com/arthur-sm/BDDI_Nice_Transports/blob/master/images/Clientes/160802-news-good-place-kristen-bell.jpg?raw=true" xlink:type="simple">https://github.com/arthur-sm/BDDI_Nice_Transports/blob/master/images/Clientes/160802-news-good-place-kristen-bell.jpg?raw=true</text:a></text:p>
          </table:table-cell>
          <table:table-cell table:style-name="ce2" office:value-type="float" office:value="1902" calcext:value-type="float">
            <text:p>1902</text:p>
          </table:table-cell>
          <table:table-cell table:style-name="ce12" office:value-type="date" office:date-value="2022-11-17T16:30:39" calcext:value-type="date">
            <text:p>17/11/2022 16:30:39</text:p>
          </table:table-cell>
          <table:table-cell table:style-name="ce2" office:value-type="float" office:value="1901" calcext:value-type="float">
            <text:p>1901</text:p>
          </table:table-cell>
          <table:table-cell table:style-name="ce12" office:value-type="date" office:date-value="2022-11-17T16:15:00" calcext:value-type="date">
            <text:p>17/11/2022 16:15:00</text:p>
          </table:table-cell>
          <table:table-cell table:style-name="ce2" office:value-type="float" office:value="1902" calcext:value-type="float">
            <text:p>1902</text:p>
          </table:table-cell>
          <table:table-cell table:style-name="ce12" office:value-type="date" office:date-value="2022-11-17T16:45:11" calcext:value-type="date">
            <text:p>17/11/2022 16:45:11</text:p>
          </table:table-cell>
          <table:table-cell table:style-name="ce2" office:value-type="float" office:value="1902" calcext:value-type="float">
            <text:p>1902</text:p>
          </table:table-cell>
          <table:table-cell table:style-name="ce12" office:value-type="date" office:date-value="2022-11-17T16:30:39" calcext:value-type="date">
            <text:p>17/11/2022 16:30:39</text:p>
          </table:table-cell>
          <table:table-cell table:style-name="ce2" office:value-type="float" office:value="202" calcext:value-type="float">
            <text:p>202</text:p>
          </table:table-cell>
          <table:table-cell table:style-name="ce12" office:value-type="date" office:date-value="2022-11-17T16:30:39" calcext:value-type="date">
            <text:p>17/11/2022 16:30:39</text:p>
          </table:table-cell>
          <table:table-cell table:number-columns-repeated="99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SF4506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date" office:date-value="2008-01-27" calcext:value-type="date">
            <text:p>2008-01-27</text:p>
          </table:table-cell>
          <table:table-cell table:style-name="ce7" office:value-type="date" office:date-value="2022-01-01T11:12:33" calcext:value-type="date">
            <text:p>2022-01-01 11:12:33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EV19</text:p>
          </table:table-cell>
          <table:table-cell table:style-name="ce10" office:value-type="date" office:date-value="2022-01-01" calcext:value-type="date">
            <text:p>1/1/202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30" calcext:value-type="float">
            <text:p>30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ariacica</text:p>
          </table:table-cell>
          <table:table-cell table:style-name="ce2" office:value-type="string" calcext:value-type="string">
            <text:p>Jardim América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América</text:p>
          </table:table-cell>
          <table:table-cell table:style-name="ce2" office:value-type="float" office:value="33333" calcext:value-type="float">
            <text:p>33333</text:p>
          </table:table-cell>
          <table:table-cell table:style-name="ce11" office:value-type="string" calcext:value-type="string">
            <text:p><text:a xlink:href="https://github.com/arthur-sm/BDDI_Nice_Transports/blob/master/images/Clientes/8553759.jpg?raw=true" xlink:type="simple">https://github.com/arthur-sm/BDDI_Nice_Transports/blob/master/images/Clientes/8553759.jpg?raw=true</text:a></text:p>
          </table:table-cell>
          <table:table-cell table:style-name="ce2" office:value-type="float" office:value="1832" calcext:value-type="float">
            <text:p>1832</text:p>
          </table:table-cell>
          <table:table-cell table:style-name="ce13" office:value-type="date" office:date-value="2022-11-15T18:30:15" calcext:value-type="date">
            <text:p>15/11/2022 18:30:15</text:p>
          </table:table-cell>
          <table:table-cell table:style-name="ce2" office:value-type="float" office:value="1830" calcext:value-type="float">
            <text:p>1830</text:p>
          </table:table-cell>
          <table:table-cell table:style-name="ce13" office:value-type="date" office:date-value="2022-11-15T18:22:00" calcext:value-type="date">
            <text:p>15/11/2022 18:22:00</text:p>
          </table:table-cell>
          <table:table-cell table:style-name="ce2" office:value-type="float" office:value="1903" calcext:value-type="float">
            <text:p>1903</text:p>
          </table:table-cell>
          <table:table-cell table:style-name="ce13" office:value-type="date" office:date-value="2022-11-15T18:55:03" calcext:value-type="date">
            <text:p>15/11/2022 18:55:03</text:p>
          </table:table-cell>
          <table:table-cell table:style-name="ce2" office:value-type="float" office:value="1903" calcext:value-type="float">
            <text:p>1903</text:p>
          </table:table-cell>
          <table:table-cell table:style-name="ce13" office:value-type="date" office:date-value="2022-11-15T18:30:15" calcext:value-type="date">
            <text:p>15/11/2022 18:30:15</text:p>
          </table:table-cell>
          <table:table-cell table:style-name="ce2" office:value-type="float" office:value="303" calcext:value-type="float">
            <text:p>303</text:p>
          </table:table-cell>
          <table:table-cell table:style-name="ce13" office:value-type="date" office:date-value="2022-11-15T18:30:15" calcext:value-type="date">
            <text:p>15/11/2022 18:30:15</text:p>
          </table:table-cell>
          <table:table-cell table:number-columns-repeated="99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DP0212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date" office:date-value="2011-04-19" calcext:value-type="date">
            <text:p>2011-04-19</text:p>
          </table:table-cell>
          <table:table-cell table:style-name="ce7" office:value-type="date" office:date-value="2022-01-01T15:33:05" calcext:value-type="date">
            <text:p>2022-01-01 15:33: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H68</text:p>
          </table:table-cell>
          <table:table-cell table:style-name="ce10" office:value-type="date" office:date-value="2022-01-02" calcext:value-type="date">
            <text:p>2/1/202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40" calcext:value-type="float">
            <text:p>404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Itapoã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ntônio Fantini</text:p>
          </table:table-cell>
          <table:table-cell table:style-name="ce2" office:value-type="float" office:value="44444" calcext:value-type="float">
            <text:p>44444</text:p>
          </table:table-cell>
          <table:table-cell table:style-name="ce11" office:value-type="string" calcext:value-type="string">
            <text:p><text:a xlink:href="https://github.com/arthur-sm/BDDI_Nice_Transports/blob/master/images/Clientes/Deep_throat.jpg?raw=true" xlink:type="simple">https://github.com/arthur-sm/BDDI_Nice_Transports/blob/master/images/Clientes/Deep_throat.jpg?raw=true</text:a></text:p>
          </table:table-cell>
          <table:table-cell table:style-name="ce2" office:value-type="float" office:value="1703" calcext:value-type="float">
            <text:p>1703</text:p>
          </table:table-cell>
          <table:table-cell table:style-name="ce14" office:value-type="date" office:date-value="2022-11-05T19:30:53" calcext:value-type="date">
            <text:p>5/11/2022 19:30:53</text:p>
          </table:table-cell>
          <table:table-cell table:style-name="ce2" office:value-type="float" office:value="1701" calcext:value-type="float">
            <text:p>1701</text:p>
          </table:table-cell>
          <table:table-cell table:style-name="ce14" office:value-type="date" office:date-value="2022-11-05T19:01:00" calcext:value-type="date">
            <text:p>5/11/2022 19:01:00</text:p>
          </table:table-cell>
          <table:table-cell table:style-name="ce2" office:value-type="float" office:value="1904" calcext:value-type="float">
            <text:p>1904</text:p>
          </table:table-cell>
          <table:table-cell table:style-name="ce14" office:value-type="date" office:date-value="2022-11-05T20:03:08" calcext:value-type="date">
            <text:p>5/11/2022 20:03:08</text:p>
          </table:table-cell>
          <table:table-cell table:style-name="ce2" office:value-type="float" office:value="1904" calcext:value-type="float">
            <text:p>1904</text:p>
          </table:table-cell>
          <table:table-cell table:style-name="ce14" office:value-type="date" office:date-value="2022-11-05T19:30:53" calcext:value-type="date">
            <text:p>5/11/2022 19:30:53</text:p>
          </table:table-cell>
          <table:table-cell table:style-name="ce2" office:value-type="float" office:value="404" calcext:value-type="float">
            <text:p>404</text:p>
          </table:table-cell>
          <table:table-cell table:style-name="ce14" office:value-type="date" office:date-value="2022-11-05T19:30:53" calcext:value-type="date">
            <text:p>5/11/2022 19:30:53</text:p>
          </table:table-cell>
          <table:table-cell table:number-columns-repeated="99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AB5385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date" office:date-value="2011-04-19" calcext:value-type="date">
            <text:p>2011-04-19</text:p>
          </table:table-cell>
          <table:table-cell table:style-name="ce7" office:value-type="date" office:date-value="2022-01-01T17:59:36" calcext:value-type="date">
            <text:p>2022-01-01 17:59:36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08</text:p>
          </table:table-cell>
          <table:table-cell table:style-name="ce10" office:value-type="date" office:date-value="2022-01-03" calcext:value-type="date">
            <text:p>3/1/202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Jardim Camburi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Luiz Nepomoceno</text:p>
          </table:table-cell>
          <table:table-cell table:style-name="ce2" office:value-type="float" office:value="55555" calcext:value-type="float">
            <text:p>55555</text:p>
          </table:table-cell>
          <table:table-cell table:style-name="ce11" office:value-type="string" calcext:value-type="string">
            <text:p><text:a xlink:href="https://github.com/arthur-sm/BDDI_Nice_Transports/blob/master/images/Clientes/LB.jpg?raw=true" xlink:type="simple">https://github.com/arthur-sm/BDDI_Nice_Transports/blob/master/images/Clientes/LB.jpg?raw=true</text:a></text:p>
          </table:table-cell>
          <table:table-cell table:style-name="ce2" office:value-type="float" office:value="1724" calcext:value-type="float">
            <text:p>1724</text:p>
          </table:table-cell>
          <table:table-cell table:style-name="ce14" office:value-type="date" office:date-value="2022-11-07T19:30:41" calcext:value-type="date">
            <text:p>7/11/2022 19:30:41</text:p>
          </table:table-cell>
          <table:table-cell table:style-name="ce2" office:value-type="float" office:value="1722" calcext:value-type="float">
            <text:p>1722</text:p>
          </table:table-cell>
          <table:table-cell table:style-name="ce14" office:value-type="date" office:date-value="2022-11-07T19:13:00" calcext:value-type="date">
            <text:p>7/11/2022 19:13:00</text:p>
          </table:table-cell>
          <table:table-cell table:style-name="ce2" office:value-type="float" office:value="1905" calcext:value-type="float">
            <text:p>1905</text:p>
          </table:table-cell>
          <table:table-cell table:style-name="ce14" office:value-type="date" office:date-value="2022-11-07T19:58:53" calcext:value-type="date">
            <text:p>7/11/2022 19:58:53</text:p>
          </table:table-cell>
          <table:table-cell table:style-name="ce2" office:value-type="float" office:value="1905" calcext:value-type="float">
            <text:p>1905</text:p>
          </table:table-cell>
          <table:table-cell table:style-name="ce14" office:value-type="date" office:date-value="2022-11-07T19:30:41" calcext:value-type="date">
            <text:p>7/11/2022 19:30:41</text:p>
          </table:table-cell>
          <table:table-cell table:style-name="ce2" office:value-type="float" office:value="505" calcext:value-type="float">
            <text:p>505</text:p>
          </table:table-cell>
          <table:table-cell table:style-name="ce14" office:value-type="date" office:date-value="2022-11-07T19:30:41" calcext:value-type="date">
            <text:p>7/11/2022 19:30:41</text:p>
          </table:table-cell>
          <table:table-cell table:number-columns-repeated="99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SV8537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date" office:date-value="2011-04-19" calcext:value-type="date">
            <text:p>2011-04-19</text:p>
          </table:table-cell>
          <table:table-cell table:style-name="ce7" office:value-type="date" office:date-value="2022-01-01T15:28:28" calcext:value-type="date">
            <text:p>2022-01-01 15:28: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L13</text:p>
          </table:table-cell>
          <table:table-cell table:style-name="ce10" office:value-type="date" office:date-value="2022-01-04" calcext:value-type="date">
            <text:p>4/1/202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60" calcext:value-type="float">
            <text:p>60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Universal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1º de Maio</text:p>
          </table:table-cell>
          <table:table-cell table:style-name="ce2" office:value-type="float" office:value="66666" calcext:value-type="float">
            <text:p>66666</text:p>
          </table:table-cell>
          <table:table-cell table:style-name="ce11" office:value-type="string" calcext:value-type="string">
            <text:p><text:a xlink:href="https://github.com/arthur-sm/BDDI_Nice_Transports/blob/master/images/Clientes/Mulder2016.png?raw=true" xlink:type="simple">https://github.com/arthur-sm/BDDI_Nice_Transports/blob/master/images/Clientes/Mulder2016.png?raw=true</text:a></text:p>
          </table:table-cell>
          <table:table-cell table:style-name="ce2" office:value-type="float" office:value="2905" calcext:value-type="float">
            <text:p>2905</text:p>
          </table:table-cell>
          <table:table-cell table:style-name="ce14" office:value-type="date" office:date-value="2022-11-22T19:30:20" calcext:value-type="date">
            <text:p>22/11/2022 19:30:20</text:p>
          </table:table-cell>
          <table:table-cell table:style-name="ce2" office:value-type="float" office:value="2901" calcext:value-type="float">
            <text:p>2901</text:p>
          </table:table-cell>
          <table:table-cell table:style-name="ce14" office:value-type="date" office:date-value="2022-11-22T18:55:00" calcext:value-type="date">
            <text:p>22/11/2022 18:55:00</text:p>
          </table:table-cell>
          <table:table-cell table:style-name="ce2" office:value-type="float" office:value="1906" calcext:value-type="float">
            <text:p>1906</text:p>
          </table:table-cell>
          <table:table-cell table:style-name="ce14" office:value-type="date" office:date-value="2022-11-22T20:30:47" calcext:value-type="date">
            <text:p>22/11/2022 20:30:47</text:p>
          </table:table-cell>
          <table:table-cell table:style-name="ce2" office:value-type="float" office:value="1906" calcext:value-type="float">
            <text:p>1906</text:p>
          </table:table-cell>
          <table:table-cell table:style-name="ce14" office:value-type="date" office:date-value="2022-11-22T19:30:20" calcext:value-type="date">
            <text:p>22/11/2022 19:30:20</text:p>
          </table:table-cell>
          <table:table-cell table:style-name="ce2" office:value-type="float" office:value="606" calcext:value-type="float">
            <text:p>606</text:p>
          </table:table-cell>
          <table:table-cell table:style-name="ce14" office:value-type="date" office:date-value="2022-11-22T19:30:20" calcext:value-type="date">
            <text:p>22/11/2022 19:30:20</text:p>
          </table:table-cell>
          <table:table-cell table:number-columns-repeated="99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EG0304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7:52:57" calcext:value-type="date">
            <text:p>2022-01-01 17:52: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J90</text:p>
          </table:table-cell>
          <table:table-cell table:style-name="ce10" office:value-type="date" office:date-value="2022-01-05" calcext:value-type="date">
            <text:p>5/1/202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70" calcext:value-type="float">
            <text:p>707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Centro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lberto de Oliveira Santos</text:p>
          </table:table-cell>
          <table:table-cell table:style-name="ce2" office:value-type="float" office:value="77777" calcext:value-type="float">
            <text:p>77777</text:p>
          </table:table-cell>
          <table:table-cell table:style-name="ce11" office:value-type="string" calcext:value-type="string">
            <text:p><text:a xlink:href="https://github.com/arthur-sm/BDDI_Nice_Transports/blob/master/images/Clientes/SEC0919-Cyber-Feat-slide1_900px.jpg?raw=true" xlink:type="simple">https://github.com/arthur-sm/BDDI_Nice_Transports/blob/master/images/Clientes/SEC0919-Cyber-Feat-slide1_900px.jpg?raw=true</text:a></text:p>
          </table:table-cell>
          <table:table-cell table:style-name="ce2" office:value-type="float" office:value="1006" calcext:value-type="float">
            <text:p>1006</text:p>
          </table:table-cell>
          <table:table-cell table:style-name="ce13" office:value-type="date" office:date-value="2022-11-01T09:30:34" calcext:value-type="date">
            <text:p>1/11/2022 09:30:34</text:p>
          </table:table-cell>
          <table:table-cell table:style-name="ce2" office:value-type="float" office:value="1003" calcext:value-type="float">
            <text:p>1003</text:p>
          </table:table-cell>
          <table:table-cell table:style-name="ce13" office:value-type="date" office:date-value="2022-11-01T09:11:00" calcext:value-type="date">
            <text:p>1/11/2022 09:11:00</text:p>
          </table:table-cell>
          <table:table-cell table:style-name="ce2" office:value-type="float" office:value="1907" calcext:value-type="float">
            <text:p>1907</text:p>
          </table:table-cell>
          <table:table-cell table:style-name="ce13" office:value-type="date" office:date-value="2022-11-01T09:50:58" calcext:value-type="date">
            <text:p>1/11/2022 09:50:58</text:p>
          </table:table-cell>
          <table:table-cell table:style-name="ce2" office:value-type="float" office:value="1907" calcext:value-type="float">
            <text:p>1907</text:p>
          </table:table-cell>
          <table:table-cell table:style-name="ce13" office:value-type="date" office:date-value="2022-11-01T09:30:34" calcext:value-type="date">
            <text:p>1/11/2022 09:30:34</text:p>
          </table:table-cell>
          <table:table-cell table:style-name="ce2" office:value-type="float" office:value="707" calcext:value-type="float">
            <text:p>707</text:p>
          </table:table-cell>
          <table:table-cell table:style-name="ce13" office:value-type="date" office:date-value="2022-11-01T09:30:34" calcext:value-type="date">
            <text:p>1/11/2022 09:30:34</text:p>
          </table:table-cell>
          <table:table-cell table:number-columns-repeated="99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HT2328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8:05:05" calcext:value-type="date">
            <text:p>2022-01-01 18:05:0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D18</text:p>
          </table:table-cell>
          <table:table-cell table:style-name="ce10" office:value-type="date" office:date-value="2022-01-06" calcext:value-type="date">
            <text:p>6/1/202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Itaparica</text:p>
          </table:table-cell>
          <table:table-cell table:style-name="ce2" office:value-type="string" calcext:value-type="string">
            <text:p>Rua</text:p>
          </table:table-cell>
          <table:table-cell table:style-name="ce2" office:value-type="string" calcext:value-type="string">
            <text:p>Adélio Coutinho</text:p>
          </table:table-cell>
          <table:table-cell table:style-name="ce2" office:value-type="float" office:value="88888" calcext:value-type="float">
            <text:p>88888</text:p>
          </table:table-cell>
          <table:table-cell table:style-name="ce11" office:value-type="string" calcext:value-type="string">
            <text:p><text:a xlink:href="https://github.com/arthur-sm/BDDI_Nice_Transports/blob/master/images/Clientes/ff7c7caf2635c41398505ba3fa509321.jpg?raw=true" xlink:type="simple">https://github.com/arthur-sm/BDDI_Nice_Transports/blob/master/images/Clientes/ff7c7caf2635c41398505ba3fa509321.jpg?raw=true</text:a></text:p>
          </table:table-cell>
          <table:table-cell table:style-name="ce2" office:value-type="float" office:value="1801" calcext:value-type="float">
            <text:p>1801</text:p>
          </table:table-cell>
          <table:table-cell table:style-name="ce13" office:value-type="date" office:date-value="2022-11-10T07:30:58" calcext:value-type="date">
            <text:p>10/11/2022 07:30:58</text:p>
          </table:table-cell>
          <table:table-cell table:style-name="ce2" office:value-type="float" office:value="1800" calcext:value-type="float">
            <text:p>1800</text:p>
          </table:table-cell>
          <table:table-cell table:style-name="ce13" office:value-type="date" office:date-value="2022-11-10T07:03:00" calcext:value-type="date">
            <text:p>10/11/2022 07:03:00</text:p>
          </table:table-cell>
          <table:table-cell table:style-name="ce2" office:value-type="float" office:value="1908" calcext:value-type="float">
            <text:p>1908</text:p>
          </table:table-cell>
          <table:table-cell table:style-name="ce13" office:value-type="date" office:date-value="2022-11-10T08:12:01" calcext:value-type="date">
            <text:p>10/11/2022 08:12:01</text:p>
          </table:table-cell>
          <table:table-cell table:style-name="ce2" office:value-type="float" office:value="1908" calcext:value-type="float">
            <text:p>1908</text:p>
          </table:table-cell>
          <table:table-cell table:style-name="ce13" office:value-type="date" office:date-value="2022-11-10T07:30:58" calcext:value-type="date">
            <text:p>10/11/2022 07:30:58</text:p>
          </table:table-cell>
          <table:table-cell table:style-name="ce2" office:value-type="float" office:value="808" calcext:value-type="float">
            <text:p>808</text:p>
          </table:table-cell>
          <table:table-cell table:style-name="ce13" office:value-type="date" office:date-value="2022-11-10T07:30:58" calcext:value-type="date">
            <text:p>10/11/2022 07:30:58</text:p>
          </table:table-cell>
          <table:table-cell table:number-columns-repeated="99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NN9236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0:56:32" calcext:value-type="date">
            <text:p>2022-01-01 10:56: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X69</text:p>
          </table:table-cell>
          <table:table-cell table:style-name="ce10" office:value-type="date" office:date-value="2022-01-07" calcext:value-type="date">
            <text:p>7/1/202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erra</text:p>
          </table:table-cell>
          <table:table-cell table:style-name="ce2" office:value-type="string" calcext:value-type="string">
            <text:p>Carapina</text:p>
          </table:table-cell>
          <table:table-cell table:style-name="ce2" office:value-type="string" calcext:value-type="string">
            <text:p>Avenida</text:p>
          </table:table-cell>
          <table:table-cell table:style-name="ce8" office:value-type="string" calcext:value-type="string">
            <text:p>Vitória</text:p>
          </table:table-cell>
          <table:table-cell table:style-name="ce2" office:value-type="float" office:value="99999" calcext:value-type="float">
            <text:p>99999</text:p>
          </table:table-cell>
          <table:table-cell table:style-name="ce11" office:value-type="string" calcext:value-type="string">
            <text:p><text:a xlink:href="https://github.com/arthur-sm/BDDI_Nice_Transports/blob/master/images/Clientes/scully.jpg?raw=true" xlink:type="simple">https://github.com/arthur-sm/BDDI_Nice_Transports/blob/master/images/Clientes/scully.jpg?raw=true</text:a>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2T06:00:04" calcext:value-type="date">
            <text:p>12/11/2022 06:00:04</text:p>
          </table:table-cell>
          <table:table-cell table:style-name="ce2" office:value-type="float" office:value="1908" calcext:value-type="float">
            <text:p>1908</text:p>
          </table:table-cell>
          <table:table-cell table:style-name="ce14" office:value-type="date" office:date-value="2022-11-12T05:56:00" calcext:value-type="date">
            <text:p>12/11/2022 05:56:00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2T07:10:41" calcext:value-type="date">
            <text:p>12/11/2022 07:10:41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2T06:00:04" calcext:value-type="date">
            <text:p>12/11/2022 06:00:04</text:p>
          </table:table-cell>
          <table:table-cell table:style-name="ce2" office:value-type="float" office:value="909" calcext:value-type="float">
            <text:p>909</text:p>
          </table:table-cell>
          <table:table-cell table:style-name="ce14" office:value-type="date" office:date-value="2022-11-12T06:00:04" calcext:value-type="date">
            <text:p>12/11/2022 06:00:04</text:p>
          </table:table-cell>
          <table:table-cell table:number-columns-repeated="99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FR7224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date" office:date-value="2015-07-09" calcext:value-type="date">
            <text:p>2015-07-09</text:p>
          </table:table-cell>
          <table:table-cell table:style-name="ce7" office:value-type="date" office:date-value="2022-01-01T15:57:04" calcext:value-type="date">
            <text:p>2022-01-01 15:57: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P80</text:p>
          </table:table-cell>
          <table:table-cell table:style-name="ce10" office:value-type="date" office:date-value="2022-01-08" calcext:value-type="date">
            <text:p>8/1/202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100" calcext:value-type="float">
            <text:p>100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ariacica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Avenida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float" office:value="10100" calcext:value-type="float">
            <text:p>10100</text:p>
          </table:table-cell>
          <table:table-cell table:style-name="ce11" office:value-type="string" calcext:value-type="string">
            <text:p><text:a xlink:href="https://github.com/arthur-sm/BDDI_Nice_Transports/blob/master/images/Clientes/14facialrecognition-01-superJumbo.jpg?raw=true" xlink:type="simple">https://github.com/arthur-sm/BDDI_Nice_Transports/blob/master/images/Clientes/14facialrecognition-01-superJumbo.jpg?raw=true</text:a></text:p>
          </table:table-cell>
          <table:table-cell table:style-name="ce2" office:value-type="float" office:value="1910" calcext:value-type="float">
            <text:p>1910</text:p>
          </table:table-cell>
          <table:table-cell table:style-name="ce14" office:value-type="date" office:date-value="2022-11-18T08:10:02" calcext:value-type="date">
            <text:p>18/11/2022 08:10:02</text:p>
          </table:table-cell>
          <table:table-cell table:style-name="ce2" office:value-type="float" office:value="1909" calcext:value-type="float">
            <text:p>1909</text:p>
          </table:table-cell>
          <table:table-cell table:style-name="ce14" office:value-type="date" office:date-value="2022-11-18T08:06:00" calcext:value-type="date">
            <text:p>18/11/2022 08:06:00</text:p>
          </table:table-cell>
          <table:table-cell table:style-name="ce2" office:value-type="float" office:value="1910" calcext:value-type="float">
            <text:p>1910</text:p>
          </table:table-cell>
          <table:table-cell table:style-name="ce14" office:value-type="date" office:date-value="2022-11-18T08:46:30" calcext:value-type="date">
            <text:p>18/11/2022 08:46:30</text:p>
          </table:table-cell>
          <table:table-cell table:style-name="ce2" office:value-type="float" office:value="1910" calcext:value-type="float">
            <text:p>1910</text:p>
          </table:table-cell>
          <table:table-cell table:style-name="ce14" office:value-type="date" office:date-value="2022-11-18T08:10:02" calcext:value-type="date">
            <text:p>18/11/2022 08:10:02</text:p>
          </table:table-cell>
          <table:table-cell table:style-name="ce2" office:value-type="float" office:value="1001" calcext:value-type="float">
            <text:p>1001</text:p>
          </table:table-cell>
          <table:table-cell table:style-name="ce14" office:value-type="date" office:date-value="2022-11-18T08:10:02" calcext:value-type="date">
            <text:p>18/11/2022 08:10:02</text:p>
          </table:table-cell>
          <table:table-cell table:number-columns-repeated="99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_1" table:target-range-address="Página1.A2:Página1.AE12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2">
      <number:day/>
      <number:text>/</number:text>
      <number:month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 style:data-style-name="N2" text:time-value="22:41:36.9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11-24T05:12:14.396000000</dc:date>
    <meta:editing-duration>PT31M24S</meta:editing-duration>
    <meta:editing-cycles>1</meta:editing-cycles>
    <meta:document-statistic meta:table-count="1" meta:cell-count="353" meta:object-count="0"/>
  </office:meta>
</office:document-meta>
</file>